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oken Description and Usage within the Ecosystem: Ski Token serves as the financial backbone of the Ski DeFi ecosystem, being utilized as the primary means of payment for transaction, lending, and governance fees. Additionally, it is distributed via airdrops to reward community participation and encourage ongoing engagement.</text:p>
      <text:p text:style-name="Normal"/>
      <text:p text:style-name="Normal"/>
      <text:p text:style-name="Normal">Strategic Token Distribution: The distribution of Ski Token is meticulously planned to support the development and growth of the ecosystem. This allocation includes provisions for community airdrops, project development and partnerships, as well as reserves for the development team and centralized exchanges.</text:p>
      <text:p text:style-name="Normal"/>
      <text:p text:style-name="Normal"/>
      <text:p text:style-name="Normal"/>
      <text:p text:style-name="Normal">https://x.com/Ski_DeFi?t=_SH1TO3sG0S1eXc9M3GQEw&amp;s=0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anley Pierre</meta:initial-creator>
    <dc:creator>Stanley Pierre</dc:creator>
    <meta:creation-date>2024-02-28T17:55:00Z</meta:creation-date>
    <dc:date>2024-02-28T17:55:00Z</dc:date>
    <meta:template xlink:href="Normal.dotm" xlink:type="simple"/>
    <meta:editing-cycles>6</meta:editing-cycles>
    <meta:editing-duration>PT1740S</meta:editing-duration>
    <meta:document-statistic meta:page-count="1" meta:paragraph-count="1" meta:word-count="103" meta:character-count="695" meta:row-count="4" meta:non-whitespace-character-count="593"/>
  </office:meta>
</office:document-meta>
</file>